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c662" officeooo:paragraph-rsid="0012c662"/>
    </style:style>
    <style:style style:name="P2" style:family="paragraph" style:parent-style-name="Standard">
      <style:text-properties officeooo:rsid="0012c662" officeooo:paragraph-rsid="0012c662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Jardín de las mineretas</text:p>
      <text:p text:style-name="P2"/>
      <text:p text:style-name="P2"><text:tab/>C-<text:tab/><text:tab/><text:tab/> <text:s/>F <text:s text:c="55"/>Bbmaj7</text:p>
      <text:p text:style-name="P2">Yo te vi, <text:tab/><text:tab/><text:tab/><text:tab/>tenias tanto amor que no entendí</text:p>
      <text:p text:style-name="P2"/>
      <text:p text:style-name="P2">G- <text:s text:c="40"/>C-<text:tab/><text:tab/> <text:s/>F <text:s text:c="36"/>F- <text:s text:c="20"/>Bb<text:span text:style-name="T1">9b</text:span> </text:p>
      <text:p text:style-name="P2"><text:s text:c="5"/>eso de que no eras para mi, <text:s text:c="6"/><text:tab/><text:tab/> <text:s text:c="4"/>que el corazón me repitió insistentemente</text:p>
      <text:p text:style-name="P2"/>
      <text:p text:style-name="P2"><text:s text:c="6"/>C <text:s text:c="15"/>F <text:s text:c="42"/>Bbmaj7<text:tab/></text:p>
      <text:p text:style-name="P2">y caí, en el enrriedo que tu pelo tejió para mi</text:p>
      <text:p text:style-name="P2"><text:s text:c="11"/>G- <text:s text:c="10"/>%</text:p>
      <text:p text:style-name="P2">en el anhelo de verte siempre sonrreir,</text:p>
      <text:p text:style-name="P2"><text:tab/><text:tab/><text:tab/><text:tab/><text:tab/><text:tab/>Bb7</text:p>
      <text:p text:style-name="P2">en el ensueño de una casa y un jardín…</text:p>
      <text:p text:style-name="P2"/>
      <text:p text:style-name="P2">que tonto fui, me emborraché con el aroma del jazmín</text:p>
      <text:p text:style-name="P2"/>
      <text:p text:style-name="P2">de hacer promesas que no se pueden cumplir</text:p>
      <text:p text:style-name="P2"/>
      <text:p text:style-name="P2">y fui la sombra del amor que prometí</text:p>
      <text:p text:style-name="P2"/>
      <text:p text:style-name="P2">y ahí lo vi, fue el mismo diablo el que me vino a socorrer</text:p>
      <text:p text:style-name="P2"/>
      <text:p text:style-name="P2">el que me habló de tus encantos de mujer</text:p>
      <text:p text:style-name="P2"/>
      <text:p text:style-name="P2">el que tejió las mineretas en tu cien</text:p>
      <text:p text:style-name="P2"/>
      <text:p text:style-name="P2">y así te ame, y dios lo sabe yo de el no me oculte</text:p>
      <text:p text:style-name="P2"/>
      <text:p text:style-name="P2">que di mi vida para tenerte otra vez</text:p>
      <text:p text:style-name="P2"/>
      <text:p text:style-name="P2">que por tus labios yo volvería a nacer</text:p>
      <text:p text:style-name="P2"/>
      <text:p text:style-name="P2">y así te ame, y dios sabe que lo volvería a hacer</text:p>
      <text:p text:style-name="P2"/>
      <text:p text:style-name="P2">a dar mi vida para tenerte otra vez</text:p>
      <text:p text:style-name="P2"/>
      <text:p text:style-name="P2">que por tus labios por tus labios por tus labios, me escuché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5:55:54.920789321</meta:creation-date>
    <dc:date>2025-09-29T18:06:48.776409146</dc:date>
    <meta:editing-duration>PT2H10M54S</meta:editing-duration>
    <meta:editing-cycles>1</meta:editing-cycles>
    <meta:document-statistic meta:table-count="0" meta:image-count="0" meta:object-count="0" meta:page-count="1" meta:paragraph-count="23" meta:word-count="187" meta:character-count="1110" meta:non-whitespace-character-count="673"/>
    <meta:generator>LibreOffice/25.2.6.2$Linux_X86_64 LibreOffice_project/520$Build-2</meta:generator>
  </office:meta>
</office:document-meta>
</file>